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shadow="none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paragraph-rsid="00228da6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34b4" officeooo:paragraph-rsid="00063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a5c" officeooo:paragraph-rsid="00081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3fd" officeooo:paragraph-rsid="001bf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c472" officeooo:paragraph-rsid="0009c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ea0" officeooo:paragraph-rsid="00282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officeooo:rsid="00228da6"/>
    </style:style>
    <style:style style:name="T8" style:family="text">
      <style:text-properties officeooo:rsid="0024397f"/>
    </style:style>
    <style:style style:name="T9" style:family="text">
      <style:text-properties officeooo:rsid="0025db62"/>
    </style:style>
    <style:style style:name="T10" style:family="text">
      <style:text-properties officeooo:rsid="0026b559"/>
    </style:style>
    <style:style style:name="T11" style:family="text">
      <style:text-properties officeooo:rsid="00282e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raise"/>
        <text:variable-decl office:value-type="string" text:name="remuneration"/>
        <text:variable-decl office:value-type="string" text:name="nexteval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5">Date</text:span>: <text:variable-set text:name="letterdate" office:value-type="string">letterdate</text:variable-set></text:p>
      <text:p text:style-name="P1"><text:span text:style-name="T5">Reference</text:span>: S<text:span text:style-name="T8">SCL</text:span>/OP/HR/<text:span text:style-name="T7">CL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6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Employment confirmation</text:span><text:span text:style-name="T7"><text:variable-set text:name="raise" office:value-type="string">raise</text:variable-set></text:span><text:span text:style-name="T7"> 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3">I am congratulating you on the occasion that, based on your educational qualification, job experience and effort in the organization, Spectrum Software &amp; Consulting (Pvt.) Ltd. is offering you a job confirmation<text:span text:style-name="T7"><text:variable-set text:name="raise" office:value-type="string">raise</text:variable-set></text:span>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Wing</text:p>
          </table:table-cell>
          <table:table-cell table:style-name="Table1.C1" office:value-type="string">
            <text:p text:style-name="P5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Unit</text:p>
          </table:table-cell>
          <table:table-cell table:style-name="Table1.C2" office:value-type="string">
            <text:p text:style-name="P5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5">Grade</text:p>
          </table:table-cell>
          <table:table-cell table:style-name="Table1.C2" office:value-type="string">
            <text:p text:style-name="P5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5">Designation</text:p>
          </table:table-cell>
          <table:table-cell table:style-name="Table1.C2" office:value-type="string">
            <text:p text:style-name="P5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5">Reporting Supervisor</text:p>
          </table:table-cell>
          <table:table-cell table:style-name="Table1.C2" office:value-type="string">
            <text:p text:style-name="P5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5">Increment Amount</text:p>
          </table:table-cell>
          <table:table-cell table:style-name="Table1.C2" office:value-type="string">
            <text:p text:style-name="P8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5">Final Remuneration</text:p>
          </table:table-cell>
          <table:table-cell table:style-name="Table1.C2" office:value-type="string">
            <text:p text:style-name="P8">BDT <text:variable-set text:name="remuneration" office:value-type="string">remuneration</text:variable-set>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5">Effective Date</text:p>
          </table:table-cell>
          <table:table-cell table:style-name="Table1.C2" office:value-type="string">
            <text:p text:style-name="P9"><text:variable-set text:name="effectivefrom" office:value-type="string">effectivefrom</text:variable-set></text:p>
          </table:table-cell>
        </table:table-row>
        <table:table-row table:style-name="Table1.1"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Next Evaluation Date</text:p>
          </table:table-cell>
          <table:table-cell table:style-name="Table1.C2" office:value-type="string">
            <text:p text:style-name="P10"><text:variable-set text:name="nextevaldate" office:value-type="string">nextevaldate</text:variable-set></text:p>
          </table:table-cell>
        </table:table-row>
      </table:table>
      <text:p text:style-name="Text_20_body"/>
      <text:p text:style-name="Text_20_body"><text:span text:style-name="T10">F</text:span>uture performance evaluations will be based on <text:span text:style-name="T10">your</text:span> Job Description and Terms of Reference. Other terms and conditions of your services will remain unchanged.</text:p>
      <text:p text:style-name="Text_20_body"/>
      <text:p text:style-name="Text_20_body"><text:span text:style-name="T9">SSCL</text:span> wishes you a great future and looks forward to a very fruitful journey with you in coming years.</text:p>
      <text:p text:style-name="Text_20_body"/>
      <text:p text:style-name="Text_20_body">For Spectrum Software &amp; Consulting (Pvt.) Ltd.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/<text:span text:style-name="T11">CTO</text:span></text:p>
      <text:p text:style-name="Text_20_body"/>
      <text:p text:style-name="Text_20_body">Copy:</text:p>
      <text:list text:style-name="L1">
        <text:list-item>
          <text:p text:style-name="P4">Personal File</text:p>
        </text:list-item>
        <text:list-item>
          <text:p text:style-name="P4">Office Cop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5:20.524000000</meta:creation-date>
    <dc:date>2025-07-24T16:30:48.388289896</dc:date>
    <meta:editing-duration>PT4H2M2S</meta:editing-duration>
    <meta:editing-cycles>22</meta:editing-cycles>
    <meta:generator>LibreOffice/24.2.7.2$Linux_X86_64 LibreOffice_project/420$Build-2</meta:generator>
    <meta:document-statistic meta:table-count="1" meta:image-count="0" meta:object-count="0" meta:page-count="1" meta:paragraph-count="44" meta:word-count="164" meta:character-count="1068" meta:non-whitespace-character-count="943"/>
  </office:meta>
</office:document-meta>
</file>